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XBeanDeployer.createApplicationContext( String serviceUnitRoo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XBeanDeployer.deploy( String serviceUnitName , String serviceUnitRootPat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AbstractXBeanDeployer.canDeploy( String serviceUnitName , String serviceUnitRoot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XBeanDeployer.getXmlPreProcessors( String serviceUnitRoo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XBeanDeployer.AbstractXBeanDeployer( ServiceMix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BeanDeployer.getXBean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BeanDeployer.getBeanFactoryPostProcessors( String serviceUnitRoot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XBeanDeployer.getParentBeans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XBeanDeployer.initApplicationContext( AbstractXml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BeanDeployer.getServices( AbstractXml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